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color="#0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0066cc" fo:font-size="13pt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Standard" style:list-style-name="L3"/>
    <style:style style:name="T1" style:family="text">
      <style:text-properties fo:color="#0066cc" fo:font-size="13pt" style:text-underline-style="none" fo:font-weight="normal" style:font-size-asian="13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R :</text:p>
      <text:p text:style-name="P1"/>
      <text:p text:style-name="P2">bin = fichier éxécutable</text:p>
      <text:p text:style-name="P2">boot = nécessaire au démarrage</text:p>
      <text:p text:style-name="P2">cdrom = stockage de cd</text:p>
      <text:p text:style-name="P2">dev(device) = éléments liés au périphériques</text:p>
      <text:p text:style-name="P2">home = dossier perso des utilisateurs</text:p>
      <text:p text:style-name="P2">lib = library, contient fichier « .so » = shared object</text:p>
      <text:p text:style-name="P2">media = disque amovible (clé usb, disque dur...)</text:p>
      <text:p text:style-name="P2">mnt(mount) = monter disque dur mais de manière temporaire</text:p>
      <text:p text:style-name="P2">opt = ce qui est pas installé avec apt</text:p>
      <text:p text:style-name="P2">proc = infos système</text:p>
      <text:p text:style-name="P2">root = dossier perso du user root</text:p>
      <text:p text:style-name="P2">sbin = éxécutables importants liés au système</text:p>
      <text:p text:style-name="P2">usr = données des programmes installés (un des plus gros fichiers dossier sous linux)</text:p>
      <text:p text:style-name="P2">var = données qui sont variables</text:p>
      <text:p text:style-name="P2"/>
      <text:p text:style-name="P3">Droits système :</text:p>
      <text:p text:style-name="P3"/>
      <text:p text:style-name="P2">ls -l : c ce qui a à gauche</text:p>
      <text:p text:style-name="P2"/>
      <text:p text:style-name="P2">rwx <text:s text:c="3"/>r-x <text:s text:c="6"/>r-x <text:s/>(r = read, w = write, x = execute)</text:p>
      <text:p text:style-name="P2">User <text:s/>Group <text:s/>Other</text:p>
      <text:p text:style-name="P2"/>
      <text:p text:style-name="P2">de base s'écrit : drwxr-xr-x il faut les séparer comme au dessus</text:p>
      <text:p text:style-name="P2"/>
      <text:p text:style-name="P2">1ère lettre (d ou f), d = directory et f = file</text:p>
      <text:p text:style-name="P2"/>
      <text:p text:style-name="P2">Peuvent être notés en chiffre par exemple avec notre exemple au-dessus 7-5-0</text:p>
      <text:p text:style-name="P2">r = 4, w = 2, x = 1</text:p>
      <text:p text:style-name="P2"/>
      <text:p text:style-name="P2"/>
      <text:p text:style-name="P4">TP2 :</text:p>
      <text:p text:style-name="P2"/>
      <text:p text:style-name="P4">1- <text:s/>/etc/passwd : <text:s/>user(root) = rw, group(root) = r, other = r</text:p>
      <text:p text:style-name="P4"><text:s text:c="5"/>/etc/shadow : user(root) = rw, group(shadow) = r, other = aucun</text:p>
      <text:p text:style-name="P4"/>
      <text:p text:style-name="P4">2- /etc/password contient les informations relatives aux utilisateurs c-a-d login,mdp...</text:p>
      <text:p text:style-name="P4"><text:s text:c="4"/>/etc/shadow contient les mdp cryptés</text:p>
      <text:p text:style-name="P4"/>
      <text:p text:style-name="P4">3- <text:s/>mkdir -p /tmp/BTS \SIO/TP2 <text:s text:c="7"/>touch 1.txt 2.txt 3.txt</text:p>
      <text:p text:style-name="P4"/>
      <text:p text:style-name="P4">4- chown pour change user du fichier, chgrp pour changer group du fichier, chmod pour les droits</text:p>
      <text:p text:style-name="P4"/>
      <text:p text:style-name="P4">chmod u=rwx, g=rw, o-r 1.txt <text:s/>ou chmod 750 1.txt</text:p>
      <text:p text:style-name="P4">(u = user, g = group, o = other)</text:p>
      <text:p text:style-name="P4">(= pour affecter, + pour ajouter, - pour supprimer)</text:p>
      <text:p text:style-name="P4"><text:soft-page-break/>5- sudo chgrp daemon 1.txt 2.txt 3.txt (on peut mettre -R après chgrp pour que ça impacte aussi les sous dossiers)</text:p>
      <text:p text:style-name="P4"/>
      <text:p text:style-name="P4">6- <text:s/>chown jcarrot:jcarrot 1.txt</text:p>
      <text:p text:style-name="P4">(chown user:grp fichier, pour changer user+grp)</text:p>
      <text:p text:style-name="P4"/>
      <text:p text:style-name="Standard"><text:span text:style-name="T1">7- mkdir test_droit <text:s text:c="9"/>touch fichier.txt</text:span></text:p>
      <text:p text:style-name="Standard"><text:span text:style-name="T1"/></text:p>
      <text:p text:style-name="Standard"><text:span text:style-name="T1">8- </text:span></text:p>
      <text:p text:style-name="Standard"><text:span text:style-name="T1"/></text:p>
      <text:list xml:id="list7265953274400863214" text:style-name="L3">
        <text:list-item>
          <text:p text:style-name="P5"><text:span text:style-name="T1">chmod 750 test_droit : peut accéder au répertoire, peut lister le contenu, peut modifier fichier.txt, peut créer un nouveau fichier dans le répertoire</text:span></text:p>
        </text:list-item>
        <text:list-item>
          <text:p text:style-name="P5"><text:span text:style-name="T1">chmod 521 test_droit : peut accéder au répertoire, <text:s/>peut lister le contenu, <text:s/>peut modifier fichier.txt, peut pas créer un nouveau fichier dans le répertoire</text:span></text:p>
        </text:list-item>
        <text:list-item>
          <text:p text:style-name="P5"><text:span text:style-name="T1">chmod 214 test_droit : <text:s/>peut pas accéder au répertoire, <text:s/>peut pas lister le contenu, peut pas modifier fichier.txt, peut pas créer un nouveau fichier dans le répertoire</text:span></text:p>
        </text:list-item>
        <text:list-item>
          <text:p text:style-name="P5"><text:span text:style-name="T1">chmod 150 : peut juste accéder au répertoire</text:span></text:p>
        </text:list-item>
      </text:list>
      <text:p text:style-name="Standard"><text:span text:style-name="T1"/></text:p>
      <text:p text:style-name="Standard"><text:span text:style-name="T1">9- chmod 750 test_droit =&gt; chmod u=rwx,g=rx test_droit</text:span></text:p>
      <text:p text:style-name="Standard"><text:span text:style-name="T1"><text:s text:c="4"/>chmod 521 test_droit =&gt; chmod u=rx,g=w,o=x test_droit</text:span></text:p>
      <text:p text:style-name="Standard"><text:span text:style-name="T1"><text:s text:c="4"/>chmod 214 test_droit =&gt; chmod u=w,g=x,o=r test_droit</text:span></text:p>
      <text:p text:style-name="Standard"><text:span text:style-name="T1"><text:s text:c="4"/>chmod 150 test_droit =&gt; chmod u=x,g=rx test_droit</text:span></text:p>
      <text:p text:style-name="Standard"><text:span text:style-name="T1"/></text:p>
      <text:p text:style-name="Standard"><text:span text:style-name="T1">10- umask 027 pour faire de façon temporaire (il faut prendre chiffre par chiffre et le soustraire à 7, par exemple ici pour 750 : 7-7 = 0, 7-5 = 2, 7-0 = 7 donc 027)</text:span></text:p>
      <text:p text:style-name="Standard"><text:span text:style-name="T1"/></text:p>
      <text:p text:style-name="Standard"><text:span text:style-name="T1">modifier /etc/login.defs</text:span></text:p>
      <text:p text:style-name="Standard"><text:span text:style-name="T1"/></text:p>
      <text:p text:style-name="Standard"><text:span text:style-name="T1">UMASK = (les droits qu'on veut)</text:span></text:p>
      <text:p text:style-name="Standard"><text:span text:style-name="T1">USERGROUPS_ENAB = no</text:span></text:p>
      <text:p text:style-name="Standard"><text:span text:style-name="T1"/></text:p>
      <text:p text:style-name="Standard"><text:span text:style-name="T1">12- chercher les droits spéciaux 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1-15T13:07:09</meta:creation-date>
    <meta:document-statistic meta:table-count="0" meta:image-count="0" meta:object-count="0" meta:page-count="2" meta:paragraph-count="51" meta:word-count="472" meta:character-count="2707"/>
    <dc:date>2021-11-15T16:51:01</dc:date>
    <dc:creator>Jordan </dc:creator>
    <meta:editing-duration>PT10M45S</meta:editing-duration>
    <meta:editing-cycles>1</meta:editing-cycles>
    <meta:generator>OpenOffice/4.1.7$Unix OpenOffice.org_project/417m1$Build-9800</meta:generator>
  </office:meta>
</office:document-meta>
</file>